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87b45" officeooo:paragraph-rsid="00087b45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8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b83fa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8a9bf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155ca" officeooo:paragraph-rsid="000a66ad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a66ad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c496" officeooo:paragraph-rsid="0009c496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a66ad" officeooo:paragraph-rsid="000a66ad" style:font-size-asian="11pt" style:font-size-complex="11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/>
    </style:style>
    <style:style style:name="T2" style:family="text">
      <style:text-properties fo:color="#ff0000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ff0000" officeooo:rsid="00087b45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0000ff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0000ff" style:text-outline="false" style:text-line-through-style="none" fo:font-style="normal" fo:text-shadow="none" style:text-underline-style="none" fo:font-weight="normal" officeooo:rsid="0008a9bf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fo:color="#0000ff" officeooo:rsid="000334a6"/>
    </style:style>
    <style:style style:name="T9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fo:color="#999999" officeooo:rsid="0005f17c"/>
    </style:style>
    <style:style style:name="T11" style:family="text">
      <style:text-properties officeooo:rsid="00087b45"/>
    </style:style>
    <style:style style:name="T12" style:family="text">
      <style:text-properties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13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4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5" style:family="text">
      <style:text-properties style:text-outline="false" style:text-line-through-style="none" fo:font-style="normal" fo:text-shadow="none" style:text-underline-style="none" fo:font-weight="normal" officeooo:rsid="0008a9bf" style:letter-kerning="true" style:font-name-asian="Tahoma" style:font-style-asian="normal" style:font-weight-asian="normal" style:font-name-complex="Arial1" style:text-emphasize="none"/>
    </style:style>
    <style:style style:name="T16" style:family="text">
      <style:text-properties officeooo:rsid="0008a9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11">3</text:span>-<text:span text:style-name="T16">4</text:span>.vbs</text:p>
      <text:p text:style-name="P15"><text:span text:style-name="T4">Dim</text:span><text:span text:style-name="T12"> values(</text:span><text:span text:style-name="T2">2</text:span><text:span text:style-name="T12">), sum</text:span></text:p>
      <text:p text:style-name="P11"/>
      <text:p text:style-name="P11">values(<text:span text:style-name="T3">0</text:span>) = <text:span text:style-name="T3">5</text:span></text:p>
      <text:p text:style-name="P11">values(<text:span text:style-name="T3">1</text:span>) = <text:span text:style-name="T3">10</text:span></text:p>
      <text:p text:style-name="P11">values(<text:span text:style-name="T3">2</text:span>) = <text:span text:style-name="T3">15</text:span></text:p>
      <text:p text:style-name="P11"/>
      <text:p text:style-name="P11">MsgBox <text:span text:style-name="T10">"Value at postion 0: "</text:span> &amp; values(<text:span text:style-name="T3">0</text:span>)</text:p>
      <text:p text:style-name="P11">MsgBox <text:span text:style-name="T10">"Value at postion 1: "</text:span> &amp; values(<text:span text:style-name="T3">1</text:span>)</text:p>
      <text:p text:style-name="P11">MsgBox <text:span text:style-name="T10">"Value at postion 2: "</text:span> &amp; values(<text:span text:style-name="T3">2</text:span>)</text:p>
      <text:p text:style-name="P11"/>
      <text:p text:style-name="P11">sum = values(<text:span text:style-name="T3">0</text:span>) + values(<text:span text:style-name="T3">1</text:span>) + values(<text:span text:style-name="T3">2</text:span>)</text:p>
      <text:p text:style-name="P11">MsgBox <text:span text:style-name="T10">"The sum of all values equals "</text:span> &amp; sum</text:p>
      <text:p text:style-name="P8"/>
      <text:p text:style-name="P3">–---------------------------------------------------------------------------------------------------------------------------------------------</text:p>
      <text:p text:style-name="P4">Example<text:span text:style-name="T11">3</text:span>-<text:span text:style-name="T16">5</text:span>.vbs</text:p>
      <text:p text:style-name="P14"><text:span text:style-name="T4">Dim</text:span><text:span text:style-name="T13"> values(), sum</text:span></text:p>
      <text:p text:style-name="P14"><text:span text:style-name="T13"/></text:p>
      <text:p text:style-name="P14"><text:span text:style-name="T4">ReDim</text:span><text:span text:style-name="T13"> values(</text:span><text:span text:style-name="T2">0</text:span><text:span text:style-name="T13">)</text:span></text:p>
      <text:p text:style-name="P14"><text:span text:style-name="T13">values(</text:span><text:span text:style-name="T2">0</text:span><text:span text:style-name="T13">) = </text:span><text:span text:style-name="T2">5</text:span></text:p>
      <text:p text:style-name="P14"><text:span text:style-name="T13"/></text:p>
      <text:p text:style-name="P14"><text:span text:style-name="T4">ReDim</text:span><text:span text:style-name="T13"> </text:span><text:span text:style-name="T4">preserve</text:span><text:span text:style-name="T13"> values(</text:span><text:span text:style-name="T2">1</text:span><text:span text:style-name="T13">)</text:span></text:p>
      <text:p text:style-name="P14"><text:span text:style-name="T13">values(</text:span><text:span text:style-name="T2">1</text:span><text:span text:style-name="T13">) = </text:span><text:span text:style-name="T2">10</text:span></text:p>
      <text:p text:style-name="P14"><text:span text:style-name="T13"/></text:p>
      <text:p text:style-name="P14"><text:span text:style-name="T4">ReDim</text:span><text:span text:style-name="T13"> </text:span><text:span text:style-name="T4">preserve</text:span><text:span text:style-name="T13"> values(</text:span><text:span text:style-name="T2">2</text:span><text:span text:style-name="T13">)</text:span></text:p>
      <text:p text:style-name="P14"><text:span text:style-name="T13">values(</text:span><text:span text:style-name="T2">2</text:span><text:span text:style-name="T13">) = </text:span><text:span text:style-name="T2">15</text:span></text:p>
      <text:p text:style-name="P14"><text:span text:style-name="T13"/></text:p>
      <text:p text:style-name="P14"><text:span text:style-name="T13">MsgBox </text:span><text:span text:style-name="T9">"Value at index 0: "</text:span><text:span text:style-name="T13"> &amp; values(</text:span><text:span text:style-name="T2">0</text:span><text:span text:style-name="T13">)</text:span></text:p>
      <text:p text:style-name="P14"><text:span text:style-name="T13">MsgBox </text:span><text:span text:style-name="T9">"Value at index 1: "</text:span><text:span text:style-name="T13"> &amp; values(</text:span><text:span text:style-name="T2">1</text:span><text:span text:style-name="T13">)</text:span></text:p>
      <text:p text:style-name="P14"><text:span text:style-name="T13">MsgBox </text:span><text:span text:style-name="T9">"Value at index 2: "</text:span><text:span text:style-name="T13"> &amp; values(</text:span><text:span text:style-name="T2">2</text:span><text:span text:style-name="T13">)</text:span></text:p>
      <text:p text:style-name="P14"><text:span text:style-name="T13"/></text:p>
      <text:p text:style-name="P14"><text:span text:style-name="T13">sum = values(</text:span><text:span text:style-name="T2">0</text:span><text:span text:style-name="T13">) + values(</text:span><text:span text:style-name="T2">1</text:span><text:span text:style-name="T13">) + values(</text:span><text:span text:style-name="T2">2</text:span><text:span text:style-name="T13">)</text:span></text:p>
      <text:p text:style-name="P14"><text:span text:style-name="T13">MsgBox </text:span><text:span text:style-name="T9">"The sum of all value: "</text:span><text:span text:style-name="T13"> &amp; sum</text:span></text:p>
      <text:p text:style-name="P8"/>
      <text:p text:style-name="P9">–---------------------------------------------------------------------------------------------------------------------------------------------</text:p>
      <text:p text:style-name="P5"><text:span text:style-name="T13">Example</text:span><text:span text:style-name="T14">3</text:span><text:span text:style-name="T13">-</text:span><text:span text:style-name="T15">6</text:span><text:span text:style-name="T13">.vbs</text:span></text:p>
      <text:p text:style-name="P16"><text:span text:style-name="T4">Dim</text:span><text:span text:style-name="T13"> values()</text:span></text:p>
      <text:p text:style-name="P16"><text:span text:style-name="T13"/></text:p>
      <text:p text:style-name="P16"><text:span text:style-name="T4">ReDim</text:span><text:span text:style-name="T13"> values(</text:span><text:span text:style-name="T2">0</text:span><text:span text:style-name="T13">)</text:span></text:p>
      <text:p text:style-name="P16"><text:span text:style-name="T13">values(</text:span><text:span text:style-name="T2">0</text:span><text:span text:style-name="T13">) = </text:span><text:span text:style-name="T9">"Hello"</text:span></text:p>
      <text:p text:style-name="P16"><text:span text:style-name="T13">MsgBox </text:span><text:span text:style-name="T9">"Number of array elements: "</text:span><text:span text:style-name="T13"> &amp; UBound(values) + </text:span><text:span text:style-name="T2">1</text:span></text:p>
      <text:p text:style-name="P16"><text:span text:style-name="T13"/></text:p>
      <text:p text:style-name="P16"><text:span text:style-name="T4">ReDim</text:span><text:span text:style-name="T13"> </text:span><text:span text:style-name="T4">Preserve</text:span><text:span text:style-name="T13"> values(</text:span><text:span text:style-name="T2">1</text:span><text:span text:style-name="T13">)</text:span></text:p>
      <text:p text:style-name="P16"><text:span text:style-name="T13">values(</text:span><text:span text:style-name="T2">1</text:span><text:span text:style-name="T13">) =</text:span><text:span text:style-name="T9"> "World"</text:span></text:p>
      <text:p text:style-name="P16"><text:span text:style-name="T13">MsgBox </text:span><text:span text:style-name="T9">"Number of array elements: "</text:span><text:span text:style-name="T13"> &amp; UBound(values) + </text:span><text:span text:style-name="T2">1</text:span></text:p>
      <text:p text:style-name="P16"><text:span text:style-name="T13"/></text:p>
      <text:p text:style-name="P16"><text:span text:style-name="T13">MsgBox values(</text:span><text:span text:style-name="T2">0</text:span><text:span text:style-name="T13">) &amp; </text:span><text:span text:style-name="T9">" "</text:span><text:span text:style-name="T13"> &amp; values(</text:span><text:span text:style-name="T2">1</text:span><text:span text:style-name="T13">)</text:span></text:p>
      <text:p text:style-name="P16"><text:span text:style-name="T13"/></text:p>
      <text:p text:style-name="P16"><text:span text:style-name="T4">ReDim</text:span><text:span text:style-name="T13"> </text:span><text:span text:style-name="T4">Preserve</text:span><text:span text:style-name="T13"> values(</text:span><text:span text:style-name="T2">0</text:span><text:span text:style-name="T13">)</text:span></text:p>
      <text:p text:style-name="P16"><text:span text:style-name="T13">MsgBox </text:span><text:span text:style-name="T9">"Number of array elements: "</text:span><text:span text:style-name="T13"> &amp; UBound(values) + </text:span><text:span text:style-name="T2">1</text:span></text:p>
      <text:p text:style-name="P16"><text:span text:style-name="T13"/></text:p>
      <text:p text:style-name="P16"><text:span text:style-name="T4">If</text:span><text:span text:style-name="T13"> IsArray(values) </text:span><text:span text:style-name="T4">Then</text:span></text:p>
      <text:p text:style-name="P16"><text:span text:style-name="T13"><text:s text:c="2"/>MsgBox </text:span><text:span text:style-name="T9">"The variable named 'values' is an array."</text:span></text:p>
      <text:p text:style-name="P16"><text:span text:style-name="T4">End</text:span><text:span text:style-name="T13"> </text:span><text:span text:style-name="T4">If</text:span></text:p>
      <text:p text:style-name="P13"><text:soft-page-break/><text:span text:style-name="T13">Example</text:span><text:span text:style-name="T14">3</text:span><text:span text:style-name="T13">-</text:span><text:span text:style-name="T15">6</text:span><text:span text:style-name="T13">.vbs</text:span></text:p>
      <text:p text:style-name="P12"><text:span text:style-name="T13"/></text:p>
      <text:p text:style-name="P17"><text:span text:style-name="T4">Dim</text:span><text:span text:style-name="T13"> numbers(), max</text:span></text:p>
      <text:p text:style-name="P17"><text:span text:style-name="T13"/></text:p>
      <text:p text:style-name="P18">Do</text:p>
      <text:p text:style-name="P17"><text:span text:style-name="T13"><text:s text:c="2"/>max = InputBox(</text:span><text:span text:style-name="T9">"Number of multiples:"</text:span><text:span text:style-name="T13">)</text:span></text:p>
      <text:p text:style-name="P17"><text:span text:style-name="T4">Loop</text:span><text:span text:style-name="T13"> </text:span><text:span text:style-name="T4">Until</text:span><text:span text:style-name="T13"> IsNumeric(max)</text:span></text:p>
      <text:p text:style-name="P17"><text:span text:style-name="T13"/></text:p>
      <text:p text:style-name="P17"><text:span text:style-name="T13">max = </text:span><text:span text:style-name="T4">CInt</text:span><text:span text:style-name="T13">(max) - </text:span><text:span text:style-name="T2">1</text:span></text:p>
      <text:p text:style-name="P17"><text:span text:style-name="T4">ReDim</text:span><text:span text:style-name="T13"> numbers(max)</text:span></text:p>
      <text:p text:style-name="P17"><text:span text:style-name="T13"/></text:p>
      <text:p text:style-name="P17"><text:span text:style-name="T4">For</text:span><text:span text:style-name="T13"> i = 0 </text:span><text:span text:style-name="T12">T</text:span><text:span text:style-name="T4">o</text:span><text:span text:style-name="T13"> max</text:span></text:p>
      <text:p text:style-name="P17"><text:span text:style-name="T13"><text:s text:c="2"/>numbers(i) = </text:span><text:span text:style-name="T2">5</text:span><text:span text:style-name="T13"> * (i + </text:span><text:span text:style-name="T2">1</text:span><text:span text:style-name="T13">)</text:span></text:p>
      <text:p text:style-name="P18">Next</text:p>
      <text:p text:style-name="P17"><text:span text:style-name="T13"/></text:p>
      <text:p text:style-name="P17"><text:span text:style-name="T13">MsgBox </text:span><text:span text:style-name="T9">"The first "</text:span><text:span text:style-name="T13"> &amp; max + </text:span><text:span text:style-name="T2">1</text:span><text:span text:style-name="T13"> &amp; </text:span><text:span text:style-name="T9">" multiples of 5 are:"</text:span></text:p>
      <text:p text:style-name="P17"><text:span text:style-name="T13"/></text:p>
      <text:p text:style-name="P17"><text:span text:style-name="T4">For</text:span><text:span text:style-name="T13"> </text:span><text:span text:style-name="T4">Each</text:span><text:span text:style-name="T13"> number </text:span><text:span text:style-name="T12">I</text:span><text:span text:style-name="T4">n</text:span><text:span text:style-name="T13"> numbers</text:span></text:p>
      <text:p text:style-name="P17"><text:span text:style-name="T13"><text:s text:c="2"/>MsgBox number</text:span></text:p>
      <text:p text:style-name="P18">Next</text:p>
      <text:p text:style-name="P10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3T22:45:28.098000000</dc:date>
    <meta:editing-duration>PT5M41S</meta:editing-duration>
    <meta:editing-cycles>11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54" meta:word-count="241" meta:character-count="1723" meta:non-whitespace-character-count="1528"/>
  </office:meta>
</office:document-meta>
</file>